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605cm" style:rel-column-width="13898*"/>
    </style:style>
    <style:style style:name="Tableau1.B" style:family="table-column">
      <style:table-column-properties style:column-width="13.395cm" style:rel-column-width="5163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972cm"/>
    </style:style>
    <style:style style:name="P1" style:family="paragraph" style:parent-style-name="Table_20_Contents">
      <style:text-properties officeooo:rsid="0017ea45" officeooo:paragraph-rsid="0017ea45"/>
    </style:style>
    <style:style style:name="P2" style:family="paragraph" style:parent-style-name="Table_20_Contents">
      <style:text-properties officeooo:rsid="001ae4c6" officeooo:paragraph-rsid="001ae4c6"/>
    </style:style>
    <style:style style:name="P3" style:family="paragraph" style:parent-style-name="Table_20_Contents">
      <style:text-properties officeooo:rsid="001d06a5" officeooo:paragraph-rsid="001d06a5"/>
    </style:style>
    <style:style style:name="P4" style:family="paragraph" style:parent-style-name="Standard">
      <style:text-properties officeooo:rsid="0017ea45" officeooo:paragraph-rsid="0017ea45"/>
    </style:style>
    <style:style style:name="P5" style:family="paragraph" style:parent-style-name="Standard">
      <style:text-properties officeooo:rsid="0017ea45" officeooo:paragraph-rsid="001ee36b"/>
    </style:style>
    <style:style style:name="P6" style:family="paragraph" style:parent-style-name="Table_20_Contents">
      <style:text-properties officeooo:rsid="001ee36b" officeooo:paragraph-rsid="001ee36b"/>
    </style:style>
    <style:style style:name="P7" style:family="paragraph" style:parent-style-name="Table_20_Contents">
      <style:text-properties officeooo:rsid="001d06a5" officeooo:paragraph-rsid="001ee36b"/>
    </style:style>
    <style:style style:name="P8" style:family="paragraph" style:parent-style-name="Table_20_Contents">
      <style:text-properties fo:font-weight="bold" officeooo:rsid="001ee36b" officeooo:paragraph-rsid="001ee36b" style:font-weight-asian="bold" style:font-weight-complex="bold"/>
    </style:style>
    <style:style style:name="P9" style:family="paragraph" style:parent-style-name="Table_20_Contents">
      <style:text-properties officeooo:rsid="00209630" officeooo:paragraph-rsid="00209630"/>
    </style:style>
    <style:style style:name="T1" style:family="text">
      <style:text-properties officeooo:rsid="001ee3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2c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 des échanges :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9/01/2017 à 9h00</text:p>
          </table:table-cell>
          <table:table-cell table:style-name="Tableau1.B1" office:value-type="string">
            <text:p text:style-name="P4">Entretien avec monsieur Genthial afin de valider le tutorat pour le semestre 4.</text:p>
          </table:table-cell>
        </table:table-row>
        <table:table-row>
          <table:table-cell table:style-name="Tableau1.A2" office:value-type="string">
            <text:p text:style-name="P1">09/01/2017 à 10h30</text:p>
          </table:table-cell>
          <table:table-cell table:style-name="Tableau1.B2" office:value-type="string">
            <text:p text:style-name="P1">Échange e-mail avec monsieur Occello (copie au client) afin de valider la possibilité de débuter la phase de développement.</text:p>
          </table:table-cell>
        </table:table-row>
        <table:table-row>
          <table:table-cell table:style-name="Tableau1.A2" office:value-type="string">
            <text:p text:style-name="P1">09/01/2017 à 10h35</text:p>
          </table:table-cell>
          <table:table-cell table:style-name="Tableau1.B2" office:value-type="string">
            <text:p text:style-name="P1">Échange e-mail avec madame Metge afin de fournir la liste des professeurs tuteurs pour le semestre 4 (copie au client)</text:p>
          </table:table-cell>
        </table:table-row>
        <table:table-row table:style-name="Tableau1.4">
          <table:table-cell table:style-name="Tableau1.A2" office:value-type="string">
            <text:p text:style-name="P2">10/01/2017 à 16h30</text:p>
          </table:table-cell>
          <table:table-cell table:style-name="Tableau1.B2" office:value-type="string">
            <text:p text:style-name="P2">Échange <text:span text:style-name="T1">e-mail </text:span>avec monsieur Genthial afin de mettre en place un réunion de notification d’état en milieu de semaine (Mercredi 11/01 à 14h15)</text:p>
          </table:table-cell>
        </table:table-row>
        <table:table-row>
          <table:table-cell table:style-name="Tableau1.A2" office:value-type="string">
            <text:p text:style-name="P2">11/01/2017 à 09h30</text:p>
          </table:table-cell>
          <table:table-cell table:style-name="Tableau1.B2" office:value-type="string">
            <text:p text:style-name="P2"><text:span text:style-name="T1">Entretien</text:span> avec monsieur Raïevsky afin d’avoir quelques conseils sur Android. </text:p>
          </table:table-cell>
        </table:table-row>
        <table:table-row>
          <table:table-cell table:style-name="Tableau1.A2" office:value-type="string">
            <text:p text:style-name="P3">11/01/2017 à 14h<text:span text:style-name="T1">00</text:span></text:p>
          </table:table-cell>
          <table:table-cell table:style-name="Tableau1.B2" office:value-type="string">
            <text:p text:style-name="P6">Entretien avec monsieur Raïevsky afin de déboguer le service Android.</text:p>
          </table:table-cell>
        </table:table-row>
        <table:table-row>
          <table:table-cell table:style-name="Tableau1.A2" office:value-type="string">
            <text:p text:style-name="P6">11/01/2017 à 14h15</text:p>
          </table:table-cell>
          <table:table-cell table:style-name="Tableau1.B2" office:value-type="string">
            <text:p text:style-name="P7">Réunion de notification <text:span text:style-name="T1">d’état</text:span> avec monsieur <text:span text:style-name="T1">G</text:span>enthial <text:span text:style-name="T1">(R.A.S.)</text:span></text:p>
          </table:table-cell>
        </table:table-row>
        <table:table-row>
          <table:table-cell table:style-name="Tableau1.A2" office:value-type="string">
            <text:p text:style-name="P6">12/01/2017 à 10h30</text:p>
          </table:table-cell>
          <table:table-cell table:style-name="Tableau1.B2" office:value-type="string">
            <text:p text:style-name="P6">Entretien et tests avec monsieur Jean afin d’essayer de connecter la tablette de TMM à Android Studio</text:p>
          </table:table-cell>
        </table:table-row>
        <table:table-row>
          <table:table-cell table:style-name="Tableau1.A2" office:value-type="string">
            <text:p text:style-name="P6">12/01/2017 à 11h00</text:p>
          </table:table-cell>
          <table:table-cell table:style-name="Tableau1.B2" office:value-type="string">
            <text:p text:style-name="P6">Échange e-mail avec monsieur Massot afin d’essayer de connecter la tablette </text:p>
          </table:table-cell>
        </table:table-row>
        <table:table-row>
          <table:table-cell table:style-name="Tableau1.A2" office:value-type="string">
            <text:p text:style-name="P9">12/01/2017 à 15h30</text:p>
          </table:table-cell>
          <table:table-cell table:style-name="Tableau1.B2" office:value-type="string">
            <text:p text:style-name="P9">Entretien avec l’équipe de TMM afin d’exposer et de trouver des solutions à quelques problèmes rencontrés, de présenter un rapide état de l’avancement <text:span text:style-name="T3">de projet et</text:span> de demander des informations techniques.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8">26/01/2017 à 14h30</text:p>
          </table:table-cell>
          <table:table-cell table:style-name="Tableau1.B2" office:value-type="string">
            <text:p text:style-name="P8">Première réunion avec le client afin de lui présenter l’avancement et les perspectives de suite de projet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4"/>
      <text:p text:style-name="P4"/>
      <text:p text:style-name="P5">TODO : </text:p>
      <text:p text:style-name="P5"><text:span text:style-name="T1">- P</text:span>rendre un rendez-vous en <text:span text:style-name="T2">fin</text:span> de semaine avec monsieur genthial afin de faire l’état de l’avancement du projet.</text:p>
      <text:p text:style-name="P5">- <text:span text:style-name="T1">Effectuer un plan propre des Sprints sous excel (voir Thé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5:20.829864605</meta:creation-date>
    <dc:date>2017-01-12T19:00:15.557096456</dc:date>
    <meta:editing-duration>PT3H59M45S</meta:editing-duration>
    <meta:editing-cycles>7</meta:editing-cycles>
    <meta:generator>LibreOffice/5.1.4.2$Linux_X86_64 LibreOffice_project/10m0$Build-2</meta:generator>
    <meta:document-statistic meta:table-count="1" meta:image-count="0" meta:object-count="0" meta:page-count="1" meta:paragraph-count="26" meta:word-count="248" meta:character-count="1554" meta:non-whitespace-character-count="1328"/>
  </office:meta>
</office:document-meta>
</file>